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ef9c" officeooo:paragraph-rsid="000be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o check the KYC_Customer.sol file on Remix online IDE:</text:p>
      <text:p text:style-name="P1"/>
      <text:p text:style-name="P1">1. Go to the website: <text:a xlink:type="simple" xlink:href="https://remix.ethereum.org/" text:style-name="Internet_20_link" text:visited-style-name="Visited_20_Internet_20_Link">https://remix.ethereum.org/</text:a></text:p>
      <text:p text:style-name="P1"/>
      <text:p text:style-name="P1">2. TO the left of the webpage, click on the small + sign that says "create new file" and name it KYC_Customer.sol</text:p>
      <text:p text:style-name="P1"/>
      <text:p text:style-name="P1">3. Copy the contents from the provided KYC_Customer.sol file and paste it on this new document created online</text:p>
      <text:p text:style-name="P1"/>
      <text:p text:style-name="P1">4. In the plugin manager to the left, make sure the 'solidity compiler' and 'deploy and run transactions' are added to your remix</text:p>
      <text:p text:style-name="P1"/>
      <text:p text:style-name="P1">5. Click on the solidity compiler from the left tab menu and select the following:</text:p>
      <text:p text:style-name="P1"><text:tab/>Compiler: anything more than 0.5.9</text:p>
      <text:p text:style-name="P1"><text:tab/>Language: Solidity</text:p>
      <text:p text:style-name="P1"><text:tab/>EVM Version: Compiler Default</text:p>
      <text:p text:style-name="P1"/>
      <text:p text:style-name="P1">6. Click on the 'compile' tab after selecting the details above options </text:p>
      <text:p text:style-name="P1"/>
      <text:p text:style-name="P1">7. Now go to the 'deoply and run transactions' by selecting this option from the left menu tab and select the options as below:</text:p>
      <text:p text:style-name="P1"><text:tab/>Environment: JavaScript VM</text:p>
      <text:p text:style-name="P1"><text:tab/>Account: (select any one of the given 5 accounts)</text:p>
      <text:p text:style-name="P1"><text:tab/>Gas Limit: (just to be safe, add a higher amount of 3000000)</text:p>
      <text:p text:style-name="P1"><text:tab/>Value: (we are not doing a value transaction, hence 0)</text:p>
      <text:p text:style-name="P1"/>
      <text:p text:style-name="P1">8. select the KYC_Compiler.sol file from the tab below 'value' and click deploy</text:p>
      <text:p text:style-name="P1"/>
      <text:p text:style-name="P1">9. You should be able to see all the functions provided in the .sol file in the left menu</text:p>
      <text:p text:style-name="P1"/>
      <text:p text:style-name="P1">You have successfully compiled and deployed the smart contract on the remix online JavaScript VM environment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20:09:51.599390023</dc:date>
    <meta:editing-duration>PT9S</meta:editing-duration>
    <meta:editing-cycles>1</meta:editing-cycles>
    <meta:document-statistic meta:table-count="0" meta:image-count="0" meta:object-count="0" meta:page-count="1" meta:paragraph-count="18" meta:word-count="223" meta:character-count="1297" meta:non-whitespace-character-count="1083"/>
    <meta:generator>LibreOffice/5.1.6.2$Linux_X86_64 LibreOffice_project/10m0$Build-2</meta:generator>
  </office:meta>
</office:document-meta>
</file>